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language="el" fo:country="GR" officeooo:rsid="000b4fbd" officeooo:paragraph-rsid="000b4fb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0pt" fo:language="el" fo:country="GR" officeooo:rsid="000b4fbd" officeooo:paragraph-rsid="000b4fbd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language="el" fo:country="GR" officeooo:rsid="000b4fbd" officeooo:paragraph-rsid="000b4fbd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language="el" fo:country="GR" officeooo:rsid="000b4fbd" officeooo:paragraph-rsid="000b4fbd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language="el" fo:country="GR" officeooo:rsid="000ed6d7" officeooo:paragraph-rsid="000ed6d7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el" fo:country="GR" officeooo:rsid="000b4fbd" officeooo:paragraph-rsid="000b4fbd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language="el" fo:country="GR" officeooo:rsid="000cf2aa" officeooo:paragraph-rsid="000cf2aa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fo:language="el" fo:country="GR" officeooo:rsid="000fc5d4" officeooo:paragraph-rsid="000fc5d4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language="el" fo:country="GR" officeooo:rsid="000ed6d7" officeooo:paragraph-rsid="000ed6d7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fo:language="el" fo:country="GR" officeooo:rsid="00123c99" officeooo:paragraph-rsid="00123c99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fo:language="en" fo:country="US" officeooo:rsid="000e268e" officeooo:paragraph-rsid="000cf2aa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fo:language="en" fo:country="US" officeooo:rsid="00123c99" officeooo:paragraph-rsid="00123c99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e268e"/>
    </style:style>
    <style:style style:name="T3" style:family="text">
      <style:text-properties fo:language="en" fo:country="US" officeooo:rsid="000fc5d4"/>
    </style:style>
    <style:style style:name="T4" style:family="text">
      <style:text-properties fo:language="en" fo:country="US" officeooo:rsid="0015d2dd"/>
    </style:style>
    <style:style style:name="T5" style:family="text">
      <style:text-properties officeooo:rsid="000fc5d4"/>
    </style:style>
    <style:style style:name="T6" style:family="text">
      <style:text-properties officeooo:rsid="00111bdd"/>
    </style:style>
    <style:style style:name="T7" style:family="text">
      <style:text-properties officeooo:rsid="00123c99"/>
    </style:style>
    <style:style style:name="T8" style:family="text">
      <style:text-properties officeooo:rsid="0013d900"/>
    </style:style>
    <style:style style:name="T9" style:family="text">
      <style:text-properties officeooo:rsid="0015d2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Τμήμα Τεχνών Ήχου και Εικόνας, Ιόνιο Πανεπιστήμιο</text:p>
      <text:p text:style-name="P1"/>
      <text:p text:style-name="P3">Εργασία μαθήματος: <text:span text:style-name="T9">Ηχητική Τέχνη</text:span></text:p>
      <text:p text:style-name="P1"/>
      <text:p text:style-name="P4">Μίλης Γεώργιος</text:p>
      <text:p text:style-name="P4"/>
      <text:p text:style-name="P5">Λουφόπουλος Απόστολος</text:p>
      <text:p text:style-name="P4"/>
      <text:p text:style-name="P6">Κέρκυρα, 2,2022</text:p>
      <text:p text:style-name="P6"/>
      <text:p text:style-name="P6"/>
      <text:p text:style-name="P6"/>
      <text:p text:style-name="P9">Στην τελική εργασία δημιουργήθηκαν κάποια <text:span text:style-name="T1">drones </text:span>με το <text:span text:style-name="T1">supercollider. </text:span>Στην συνέχεια το ηχητικό δήγμα που ηχογραφήθηκε από το <text:span text:style-name="T1">SuperCollider,</text:span> εισάχθει<text:span text:style-name="T1"> </text:span><text:span text:style-name="T3">σ</text:span><text:span text:style-name="T5">το πρόγραμμα</text:span><text:span text:style-name="T3"> Spear</text:span><text:span text:style-name="T5"> όπου έγινε ανακατανομή συχνοτήτων και έντασης καθώς και </text:span><text:span text:style-name="T3">pitch shifting. </text:span><text:span text:style-name="T5">Έπειτα τα μεμονωμένα ηχητικά δείγματα διαχειρίστηκαν στο </text:span><text:span text:style-name="T3">DAW Reaper </text:span><text:span text:style-name="T5">όπου έγινε πειραματισμός με την στερεοφωνική εικόνα, Η χρήση μικρών </text:span><text:span text:style-name="T3">delays </text:span><text:span text:style-name="T5">και </text:span><text:span text:style-name="T3">Reverb </text:span><text:span text:style-name="T5">για προσομοίωση χώρου.</text:span></text:p>
      <text:p text:style-name="P9"/>
      <text:p text:style-name="P9">Σύνδεσμος Τελικής Ηχητικής Σύνθεσης.</text:p>
      <text:p text:style-name="P9"/>
      <text:p text:style-name="P7"><text:a xlink:type="simple" xlink:href="https://soundcloud.com/milakosss-1/teliki-ergasia-ichitiki-techni" text:style-name="Internet_20_link" text:visited-style-name="Visited_20_Internet_20_Link">https://soundcloud.com/milakosss-1/teliki-ergasia-ichitiki-techni</text:a><text:span text:style-name="T2"> </text:span></text:p>
      <text:p text:style-name="P11"/>
      <text:p text:style-name="P11"/>
      <text:p text:style-name="P11"/>
      <text:p text:style-name="P8">Στην εργασία του Δάσους έγινε πειραματισμός με τεχνικές <text:span text:style-name="T1">Pitch shifting </text:span>και <text:span text:style-name="T1">Time stretch </text:span>των ηχητικών δειγμάτων. Ο προγραμματισμός της ενορχήστρωσης έγινε σύμφωνα με την προσωπική αισθητική. Τελικό ηχητικό αποτέλεσμα είναι ένα εξωκοσμικό <text:span text:style-name="T6">τοπίο.</text:span> <text:s/></text:p>
      <text:p text:style-name="P11"/>
      <text:p text:style-name="P8">Σύνδεσμος <text:span text:style-name="T7">Εργασίας </text:span>Δάσους</text:p>
      <text:p text:style-name="P8"/>
      <text:p text:style-name="P8"><text:a xlink:type="simple" xlink:href="https://soundcloud.com/milakosss-1/dasos" text:style-name="Internet_20_link" text:visited-style-name="Visited_20_Internet_20_Link">https://soundcloud.com/milakosss-1/dasos</text:a> </text:p>
      <text:p text:style-name="P8"/>
      <text:p text:style-name="P8"/>
      <text:p text:style-name="P8"/>
      <text:p text:style-name="P10">Στην εργασία του <text:span text:style-name="T1">Foley </text:span>έγιναν πειραματισμοί με το μικρόφωνο καθώς και αρκετή εργασία με τον προγραμματισμό του <text:span text:style-name="T1">Editing. </text:span><text:span text:style-name="T8">Ηχογραφηθηκαν κλείσιμο πόρτας, βήματα σε πλακάκι, στεγνωτικό τζαμιών πάνω σε τζάμι, Διακόπτης από πορτατίφ, τρίξιμο της πόρτας από τους μεντεσέδες και εξαερισμός τουαλέτας για θόρυβο.</text:span></text:p>
      <text:p text:style-name="P12"/>
      <text:p text:style-name="P12"/>
      <text:p text:style-name="P10">Σύνδεσμος Εργασίας <text:span text:style-name="T1">Foley</text:span></text:p>
      <text:p text:style-name="P8"/>
      <text:p text:style-name="P8"><text:a xlink:type="simple" xlink:href="https://soundcloud.com/milakosss-1/foley" text:style-name="Internet_20_link" text:visited-style-name="Visited_20_Internet_20_Link">https://soundcloud.com/milakosss-1/foley</text:a> 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1T18:57:11.518000000</meta:creation-date>
    <dc:date>2022-02-15T13:43:15.123000000</dc:date>
    <meta:editing-duration>PT1H27M56S</meta:editing-duration>
    <meta:editing-cycles>3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14" meta:word-count="164" meta:character-count="1329" meta:non-whitespace-character-count="1174"/>
  </office:meta>
</office:document-meta>
</file>